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position="super 66.6%"/>
    </style:style>
  </office:automatic-styles>
  <office:body>
    <office:text text:use-soft-page-breaks="true">
      <text:p text:style-name="P1">Subordinate Clauses – exercise</text:p>
      <text:p text:style-name="Standard"/>
      <text:p text:style-name="Standard">Write:<text:s/><text:span text:style-name="T2">who, which, that, where why, and when</text:span>, where appropriate</text:p>
      <text:p text:style-name="Standard"/>
      <text:p text:style-name="Standard">1) Rachel decided to sunbathe on the beach<text:s/>where<text:s/>the sand was yellow as gold.</text:p>
      <text:p text:style-name="Standard">2) This lady<text:s/>who<text:s/>works for Studio Harri studied computing in Le Puy IUT 4 years ago.</text:p>
      <text:p text:style-name="Standard">3) The company Seed by Seed<text:s/>which<text:s/>is located in Paris is recruiting experts in C++.</text:p>
      <text:p text:style-name="Standard">4) The reason<text:s/>why<text:s/>they do not manage to find an internship is that they are not motivated.</text:p>
      <text:p text:style-name="Standard">5) At the end of their 3<text:span text:style-name="T3">rd</text:span><text:s/>year<text:s/>when<text:s/>they finish their study, they can find interesting jobs.</text:p>
      <text:p text:style-name="Standard">6) In summer<text:s/>when<text:s/>Heather and Mark enjoy sunny South of France, they usually travel there in July.</text:p>
      <text:p text:style-name="Standard">7) Heather and Mark travel to the South of France<text:s/>where<text:s/>they stay for a whole month.</text:p>
      <text:p text:style-name="Standard">8) I can't figure out<text:s/>why<text:s/>you don't practice any sports.</text:p>
      <text:p text:style-name="Standard">9) The snow<text:s/>which<text:s/>I shovelled out of the path was light.</text:p>
      <text:p text:style-name="Standard">10) The cat<text:s/>which<text:s/>is by itself is overjoyed when I strike it.</text:p>
      <text:p text:style-name="Standard">11) in L. A.<text:s/>where<text:s/>a lot of companies associated to the movie industry employ a lot of computing experts.</text:p>
      <text:p text:style-name="Standard">12) Banks<text:s/>that<text:s/>everybody knows recruit people in their tech support department.</text:p>
      <text:p text:style-name="Standard">13) The test<text:s/>that<text:s/>you will perform soon is going to be as easy as usual.</text:p>
      <text:p text:style-name="Standard">14) You will perform an internship<text:s/>that<text:s/>will be paramount for your CV.</text:p>
      <text:p text:style-name="Standard">15) Ms Sidebottom<text:s/>who<text:s/>is the head of Human Resources will attend the Open Day at the end of January.</text:p>
      <text:p text:style-name="Standard">16) She will check students<text:s/>who<text:s/>may be highly likely to thrive in the company she is working for.</text:p>
      <text:p text:style-name="Standard">17) She will be looking for the best students<text:s/>that<text:s/>have specialized in Java and C++.</text:p>
      <text:p text:style-name="Standard">18) I understand<text:s/>that<text:s/>they want to go into video game development.</text:p>
      <text:p text:style-name="Standard">19) The video game industry offers several types of job<text:s/>that<text:s/>are thrilling and exciting.</text:p>
      <text:p text:style-name="Standard">20) 30% of people with disabilities love playing video games regularly<text:s/>when<text:s/>they are back at hom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Vial</dc:creator>
    <meta:creation-date>2024-01-11T13:06:00Z</meta:creation-date>
    <dc:date>2024-01-22T09:28:00Z</dc:date>
    <meta:template xlink:href="Normal.dotm" xlink:type="simple"/>
    <meta:editing-cycles>12</meta:editing-cycles>
    <meta:editing-duration>PT4740S</meta:editing-duration>
    <meta:document-statistic meta:page-count="1" meta:paragraph-count="3" meta:word-count="270" meta:character-count="1755" meta:row-count="12" meta:non-whitespace-character-count="1488"/>
  </office:meta>
</office:document-meta>
</file>